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1" svg:font-family="Bitter, Georgia, 'Times New Roman', Times, serif"/>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Bitter" fo:font-size="14pt" fo:font-weight="bold" officeooo:rsid="0002202f" officeooo:paragraph-rsid="0002202f" style:font-size-asian="14pt" style:font-weight-asian="bold" style:font-size-complex="14pt" style:font-weight-complex="bold"/>
    </style:style>
    <style:style style:name="P2" style:family="paragraph" style:parent-style-name="Text_20_body">
      <style:text-properties officeooo:paragraph-rsid="0002202f"/>
    </style:style>
    <style:style style:name="P3" style:family="paragraph" style:parent-style-name="Text_20_body">
      <style:text-properties fo:font-variant="normal" fo:text-transform="none" fo:color="#555555" style:font-name="Bitter1" fo:font-size="9.75pt" fo:letter-spacing="normal" fo:font-style="normal" fo:font-weight="normal" officeooo:rsid="0002202f" officeooo:paragraph-rsid="0002202f" style:font-weight-asian="bold" style:font-weight-complex="bold"/>
    </style:style>
    <style:style style:name="P4" style:family="paragraph" style:parent-style-name="Text_20_body">
      <style:text-properties fo:font-variant="normal" fo:text-transform="none" fo:color="#555555" style:font-name="Bitter1" fo:font-size="12pt" fo:letter-spacing="normal" fo:font-style="normal" fo:font-weight="bold" officeooo:rsid="0002202f" officeooo:paragraph-rsid="0002202f" style:font-size-asian="10.5pt" style:font-weight-asian="bold" style:font-size-complex="12pt" style:font-weight-complex="bold"/>
    </style:style>
    <style:style style:name="P5" style:family="paragraph" style:parent-style-name="Text_20_body">
      <style:text-properties fo:color="#333333" style:font-name="Bitter" fo:font-weight="bold" officeooo:rsid="0002202f" officeooo:paragraph-rsid="0002202f" style:font-weight-asian="bold" style:font-weight-complex="bold"/>
    </style:style>
    <style:style style:name="P6" style:family="paragraph" style:parent-style-name="Heading_20_2">
      <style:text-properties fo:font-variant="normal" fo:text-transform="none" fo:color="#333333" style:font-name="Bitter1" fo:font-size="12pt" fo:letter-spacing="normal" fo:font-style="normal" fo:font-weight="bold" officeooo:rsid="0002202f" officeooo:paragraph-rsid="0002202f" style:font-size-asian="10.5pt" style:font-weight-asian="bold" style:font-size-complex="12pt" style:font-weight-complex="bold"/>
    </style:style>
    <style:style style:name="T1" style:family="text">
      <style:text-properties fo:font-variant="normal" fo:text-transform="none" fo:color="#333333" style:font-name="Bitter1" fo:font-size="12pt" fo:letter-spacing="normal" fo:font-style="normal" fo:font-weight="bold" officeooo:rsid="0002202f"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goals:</text:p>
      <text:p text:style-name="P5">Compatibility:</text:p>
      <text:p text:style-name="P3">Elixir runs in the same virtual machine and is compatible with OTP. Not only that, all the tools and libraries available in the Erlang ecosystem are also available in Elixir, simply because there is no conversion cost from calling Erlang from Elixir and vice-versa.</text:p>
      <text:h text:style-name="P6" text:outline-level="2"><text:bookmark text:name="productivity"/>Productivity:</text:h>
      <text:p text:style-name="P2"><text:span text:style-name="T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ter1" svg:font-family="Bitter, Georgia, 'Times New Roman', Times, serif"/>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04T12:54:15.099776117</meta:creation-date>
    <dc:date>2015-01-04T15:03:09.866085391</dc:date>
    <dc:creator>beatka </dc:creator>
    <meta:editing-duration>PT1H53M43S</meta:editing-duration>
    <meta:editing-cycles>1</meta:editing-cycles>
    <meta:document-statistic meta:table-count="0" meta:image-count="0" meta:object-count="0" meta:page-count="1" meta:paragraph-count="4" meta:word-count="48" meta:character-count="305" meta:non-whitespace-character-count="261"/>
    <meta:generator>LibreOffice/4.2.7.2$Linux_X86_64 LibreOffice_project/420m0$Build-2</meta:generator>
  </office:meta>
</office:document-meta>
</file>